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Pescadero" svg:font-family="Pescadero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0dd0d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13c0e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0dd0d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dd0d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3c0e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66d1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7266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a653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0dd0d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4395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526e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66d1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7266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a653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2709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67f4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2709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36b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1fb71f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267f43" style:font-name-asian="Courier New" style:font-size-asian="10pt" style:font-name-complex="Courier New" style:font-size-complex="10pt"/>
    </style:style>
    <style:style style:name="T4" style:family="text">
      <style:text-properties style:font-name="Times New Roman" style:font-name-asian="Courier New" style:font-name-complex="Courier New"/>
    </style:style>
    <style:style style:name="T5" style:family="text">
      <style:text-properties style:font-name="Times New Roman" officeooo:rsid="002e468a" style:font-name-asian="Courier New" style:font-name-complex="Courier New"/>
    </style:style>
    <style:style style:name="T6" style:family="text">
      <style:text-properties fo:color="#000000"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7" style:family="text">
      <style:text-properties fo:color="#000000" style:font-name="Times New Roman" fo:font-size="10pt" fo:font-style="normal" fo:font-weight="normal" officeooo:rsid="005a182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FormulaNumber"><draw:frame draw:style-name="fr1" draw:name="Object13" text:anchor-type="as-char" svg:y="-0.3409in" svg:width="2.839in" svg:height="0.4811in" draw:z-index="1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2"><text:span text:style-name="FormulaNumber"/></text:p>
      <text:p text:style-name="P2"><text:span text:style-name="FormulaNumber"><draw:frame draw:style-name="fr1" draw:name="Object14" text:anchor-type="as-char" svg:y="-0.3409in" svg:width="2.1161in" svg:height="0.4811in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5"><text:span text:style-name="MathematicaFormatStandardForm"><text:span text:style-name="T1"/></text:span></text:p>
      <text:p text:style-name="P2"><text:span text:style-name="FormulaNumber">...</text:span></text:p>
      <text:p text:style-name="P1"><text:span text:style-name="FormulaNumber"/></text:p>
      <text:p text:style-name="P1"><text:span text:style-name="FormulaNumber"/></text:p>
      <text:p text:style-name="P1"><text:span text:style-name="FormulaNumber"/></text:p>
      <text:p text:style-name="P1"><text:span text:style-name="FormulaNumber"><draw:frame draw:style-name="fr1" draw:name="Object6" text:anchor-type="as-char" svg:y="-0.2083in" svg:width="3.1917in" svg:height="0.3583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"><text:span text:style-name="FormulaNumber"/></text:p>
      <text:p text:style-name="P3"><text:span text:style-name="MathematicaFormatStandardForm"><text:span text:style-name="T2">Thus</text:span></text:span></text:p>
      <text:p text:style-name="P3"><text:span text:style-name="MathematicaFormatStandardForm"><text:span text:style-name="T2"/></text:span></text:p>
      <text:p text:style-name="P1"><text:span text:style-name="FormulaNumber"><draw:frame draw:style-name="fr1" draw:name="Object9" text:anchor-type="as-char" svg:y="-0.3409in" svg:width="3.898in" svg:height="0.490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1"><text:span text:style-name="FormulaNumber"/></text:p>
      <text:p text:style-name="P1"><text:span text:style-name="FormulaNumber"/></text:p>
      <text:p text:style-name="P1"><text:span text:style-name="FormulaNumber"/></text:p>
      <text:p text:style-name="P1"><text:span text:style-name="FormulaNumber">...</text:span></text:p>
      <text:p text:style-name="P1"><text:span text:style-name="FormulaNumber"/></text:p>
      <text:p text:style-name="P9"><draw:frame draw:style-name="fr2" draw:name="Object821" text:anchor-type="as-char" svg:y="-0.2339in" svg:width="2.1783in" svg:height="0.3752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9"/>
      <text:p text:style-name="P9"><text:span text:style-name="FormulaNumber"><text:span text:style-name="T6"><draw:frame draw:style-name="fr2" draw:name="Object822" text:anchor-type="as-char" svg:y="-0.2339in" svg:width="2.5063in" svg:height="0.37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9"><text:span text:style-name="FormulaNumber"><text:span text:style-name="T7"/></text:span></text:p>
      <text:p text:style-name="P9"><text:span text:style-name="FormulaNumber"><text:span text:style-name="T6"><draw:frame draw:style-name="fr2" draw:name="Object1" text:anchor-type="as-char" svg:y="-0.1827in" svg:width="1.4811in" svg:height="0.322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9"><text:span text:style-name="FormulaNumber"><text:span text:style-name="T6"/></text:span></text:p>
      <text:p text:style-name="P10"><text:span text:style-name="FormulaNumber"><text:span text:style-name="T6"><draw:frame draw:style-name="fr2" draw:name="Object11" text:anchor-type="as-char" svg:y="-0.2339in" svg:width="1.922in" svg:height="0.3752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10"><text:span text:style-name="FormulaNumber"><text:span text:style-name="T6"/></text:span></text:p>
      <text:p text:style-name="P10"><text:span text:style-name="FormulaNumber"><text:span text:style-name="T6"><draw:frame draw:style-name="fr2" draw:name="Object12" text:anchor-type="as-char" svg:y="-0.228in" svg:width="2.1937in" svg:height="0.3689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9"><text:span text:style-name="FormulaNumber"><text:span text:style-name="T6"/></text:span></text:p>
      <text:p text:style-name="P9"><text:span text:style-name="FormulaNumber"><text:span text:style-name="T6">...</text:span></text:span></text:p>
      <text:p text:style-name="P9"><text:span text:style-name="FormulaNumber"><text:span text:style-name="T6"/></text:span></text:p>
      <text:p text:style-name="P9"><text:span text:style-name="FormulaNumber"><text:span text:style-name="T6"><draw:frame draw:style-name="fr2" draw:name="Object2" text:anchor-type="as-char" svg:y="-0.228in" svg:width="1.8417in" svg:height="0.368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9"><text:span text:style-name="FormulaNumber"><text:span text:style-name="T6"/></text:span></text:p>
      <text:p text:style-name="P9"><text:span text:style-name="FormulaNumber"><text:span text:style-name="T6"><draw:frame draw:style-name="fr2" draw:name="Object5" text:anchor-type="as-char" svg:y="-0.1626in" svg:width="1.55in" svg:height="0.2866in" draw:z-index="13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9"><text:span text:style-name="FormulaNumber"><text:span text:style-name="T6"/></text:span></text:p>
      <text:p text:style-name="P11"><text:span text:style-name="FormulaNumber"><text:span text:style-name="T6"><draw:frame draw:style-name="fr2" draw:name="Object15" text:anchor-type="as-char" svg:y="-0.1626in" svg:width="1.6071in" svg:height="0.2866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9"><text:span text:style-name="FormulaNumber"><text:span text:style-name="T6"/></text:span></text:p>
      <text:p text:style-name="P9"><text:span text:style-name="FormulaNumber"><text:span text:style-name="T6">...</text:span></text:span></text:p>
      <text:p text:style-name="P9"><text:span text:style-name="FormulaNumber"><text:span text:style-name="T6"/></text:span></text:p>
      <text:p text:style-name="P9"><text:span text:style-name="FormulaNumber"><text:span text:style-name="T6"><draw:frame draw:style-name="fr2" draw:name="Object3" text:anchor-type="as-char" svg:y="-0.2043in" svg:width="1.8744in" svg:height="0.348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9"><text:span text:style-name="FormulaNumber"><text:span text:style-name="T6"/></text:span></text:p>
      <text:p text:style-name="P9"><text:span text:style-name="FormulaNumber"><text:span text:style-name="T6"><draw:frame draw:style-name="fr2" draw:name="Object4" text:anchor-type="as-char" svg:y="-0.2043in" svg:width="1.9717in" svg:height="0.348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9"><text:span text:style-name="FormulaNumber"><text:span text:style-name="T6"/></text:span></text:p>
      <text:p text:style-name="P9"><text:soft-page-break/><text:span text:style-name="FormulaNumber"><text:span text:style-name="T6"><draw:frame draw:style-name="fr2" draw:name="Object7" text:anchor-type="as-char" svg:y="-0.2043in" svg:width="2.3528in" svg:height="0.348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9"><text:span text:style-name="FormulaNumber"><text:span text:style-name="T6"/></text:span></text:p>
      <text:p text:style-name="P9"><text:span text:style-name="FormulaNumber"><text:span text:style-name="T6">...</text:span></text:span></text:p>
      <text:p text:style-name="P9"><text:span text:style-name="FormulaNumber"><text:span text:style-name="T6"/></text:span></text:p>
      <text:p text:style-name="P9"><text:span text:style-name="FormulaNumber"><text:span text:style-name="T6"><draw:frame draw:style-name="fr2" draw:name="Object8" text:anchor-type="as-char" svg:y="-0.2339in" svg:width="2.5508in" svg:height="0.378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9"><text:span text:style-name="FormulaNumber"><text:span text:style-name="T6"/></text:span></text:p>
      <text:p text:style-name="P9"><text:span text:style-name="FormulaNumber"><text:span text:style-name="T6"><draw:frame draw:style-name="fr2" draw:name="Object10" text:anchor-type="as-char" svg:y="-0.2339in" svg:width="2.9008in" svg:height="0.37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9"><text:span text:style-name="FormulaNumber"><text:span text:style-name="T6"/></text:span></text:p>
      <text:p text:style-name="P9"><text:span text:style-name="FormulaNumber"><text:span text:style-name="T6">...</text:span></text:span></text:p>
      <text:p text:style-name="P4"><text:span text:style-name="MathematicaFormatStandardForm"><text:span text:style-name="T4"/></text:span></text:p>
      <text:p text:style-name="P4"><text:span text:style-name="MathematicaFormatStandardForm"><text:span text:style-name="T4"/></text:span></text:p>
      <text:p text:style-name="P9"><text:span text:style-name="FormulaNumber"><text:span text:style-name="T6"/></text:span></text:p>
      <text:p text:style-name="P4"><text:span text:style-name="MathematicaFormatStandardForm"><text:span text:style-name="T4"/></text:span></text:p>
      <text:p text:style-name="P12"><text:span text:style-name="MathematicaFormatStandardForm"><text:span text:style-name="T5"/></text:span></text:p>
      <text:p text:style-name="P6"><text:span text:style-name="MathematicaFormatStandardForm"><text:span text:style-name="T5"><draw:frame draw:style-name="fr3" draw:name="Object16" text:anchor-type="as-char" svg:y="-0.5543in" svg:width="4.3516in" svg:height="1.0909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6"><text:span text:style-name="MathematicaFormatStandardForm"><text:span text:style-name="T5"/></text:span></text:p>
      <text:p text:style-name="P7"><text:span text:style-name="MathematicaFormatStandardForm"><text:span text:style-name="T1"><draw:frame draw:style-name="fr1" draw:name="Object19" text:anchor-type="as-char" svg:y="-0.5335in" svg:width="4.4165in" svg:height="1.0492in" draw:z-index="20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6"><text:span text:style-name="MathematicaFormatStandardForm"><text:span text:style-name="T5"/></text:span></text:p>
      <text:p text:style-name="P7"><text:span text:style-name="MathematicaFormatStandardForm"><text:span text:style-name="T5"><draw:frame draw:style-name="fr1" draw:name="Object18" text:anchor-type="as-char" svg:y="-0.3161in" svg:width="7.1264in" svg:height="0.581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7"><text:span text:style-name="MathematicaFormatStandardForm"><text:span text:style-name="T5"/></text:span></text:p>
      <text:p text:style-name="P8"><text:span text:style-name="MathematicaFormatStandardForm"><text:span text:style-name="T1"><draw:frame draw:style-name="fr1" draw:name="Object20" text:anchor-type="as-char" svg:y="-0.2043in" svg:width="2.9516in" svg:height="0.3283in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13"><text:span text:style-name="MathematicaFormatStandardForm"><text:span text:style-name="T5"/></text:span></text:p>
      <text:p text:style-name="P6"><text:span text:style-name="MathematicaFormatStandardForm"><text:span text:style-name="T5"/></text:span></text:p>
      <text:p text:style-name="P6"><text:span text:style-name="MathematicaFormatStandardForm"><text:span text:style-name="T5"><draw:frame draw:style-name="fr1" draw:name="Object537" text:anchor-type="as-char" svg:y="-0.2937in" svg:width="6.7339in" svg:height="0.5382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6"><text:span text:style-name="MathematicaFormatStandardForm"><text:span text:style-name="T1"/></text:span></text:p>
      <text:p text:style-name="P6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7" text:anchor-type="as-char" svg:y="-0.3783in" svg:width="5.7693in" svg:height="0.7071in" draw:z-index="24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...</text:span></text:span></text:p>
      <text:p text:style-name="P7"><text:span text:style-name="MathematicaFormatStandardForm"><text:span text:style-name="T1"/></text:span></text:p>
      <text:p text:style-name="P6"><text:span text:style-name="MathematicaFormatStandardForm"><text:span text:style-name="T5"/></text:span></text:p>
      <text:p text:style-name="P7"><text:span text:style-name="MathematicaFormatStandardForm"><text:span text:style-name="T1"><draw:frame draw:style-name="fr1" draw:name="Object575" text:anchor-type="as-char" svg:y="-0.2043in" svg:width="2.8091in" svg:height="0.3283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6"><text:span text:style-name="MathematicaFormatStandardForm"><text:span text:style-name="T5"/></text:span></text:p>
      <text:p text:style-name="P6"><text:span text:style-name="MathematicaFormatStandardForm"><text:span text:style-name="T5"><draw:frame draw:style-name="fr1" draw:name="Object572" text:anchor-type="as-char" svg:y="-0.2937in" svg:width="6.8654in" svg:height="0.5382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6"><text:span text:style-name="MathematicaFormatStandardForm"><text:span text:style-name="T5"/></text:span></text:p>
      <text:p text:style-name="P8"><text:span text:style-name="MathematicaFormatStandardForm"><text:span text:style-name="T1"><draw:frame draw:style-name="fr1" draw:name="Object21" text:anchor-type="as-char" svg:y="-0.3783in" svg:width="5.9429in" svg:height="0.7071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8"><text:span text:style-name="MathematicaFormatStandardForm"><text:span text:style-name="T1"/></text:span></text:p>
      <text:p text:style-name="P17"><text:span text:style-name="MathematicaFormatStandardForm"><text:span text:style-name="T5"><draw:frame draw:style-name="fr1" draw:name="Object23" text:anchor-type="as-char" svg:y="-0.2937in" svg:width="6.6744in" svg:height="0.5382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15"><text:span text:style-name="MathematicaFormatStandardForm"><text:span text:style-name="T1"/></text:span></text:p>
      <text:p text:style-name="P15"><text:span text:style-name="MathematicaFormatStandardForm"><text:span text:style-name="T1"/></text:span></text:p>
      <text:p text:style-name="P15"><text:span text:style-name="MathematicaFormatStandardForm"><text:span text:style-name="T1"><draw:frame draw:style-name="fr1" draw:name="Object24" text:anchor-type="as-char" svg:y="-0.3783in" svg:width="5.7256in" svg:height="0.7071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15"><text:span text:style-name="MathematicaFormatStandardForm"><text:span text:style-name="T1"/></text:span></text:p>
      <text:p text:style-name="P15"><text:span text:style-name="MathematicaFormatStandardForm"><text:span text:style-name="T1">...</text:span></text:span></text:p>
      <text:p text:style-name="P16"><text:span text:style-name="MathematicaFormatStandardForm"><text:span text:style-name="T3">maps</text:span></text:span></text:p>
      <text:p text:style-name="P15"><text:span text:style-name="MathematicaFormatStandardForm"><text:span text:style-name="T5"/></text:span></text:p>
      <text:p text:style-name="P15"><text:span text:style-name="MathematicaFormatStandardForm"><text:span text:style-name="T1"><draw:frame draw:style-name="fr1" draw:name="Object25" text:anchor-type="as-char" svg:y="-0.2043in" svg:width="2.6701in" svg:height="0.3283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15"><text:span text:style-name="MathematicaFormatStandardForm"><text:span text:style-name="T5"/></text:span></text:p>
      <text:p text:style-name="P15"><text:span text:style-name="MathematicaFormatStandardForm"><text:span text:style-name="T5"><draw:frame draw:style-name="fr1" draw:name="Object26" text:anchor-type="as-char" svg:y="-0.2937in" svg:width="6.7972in" svg:height="0.5382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15"><text:span text:style-name="MathematicaFormatStandardForm"><text:span text:style-name="T5"/></text:span></text:p>
      <text:p text:style-name="P15"><text:span text:style-name="MathematicaFormatStandardForm"><text:span text:style-name="T1"><draw:frame draw:style-name="fr1" draw:name="Object22" text:anchor-type="as-char" svg:y="-0.3783in" svg:width="5.8783in" svg:height="0.7071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15"><text:span text:style-name="MathematicaFormatStandardForm"><text:span text:style-name="T1"/></text:span></text:p>
      <text:p text:style-name="P18"><text:span text:style-name="MathematicaFormatStandardForm"><text:span text:style-name="T1"><draw:frame draw:style-name="fr1" draw:name="Object27" text:anchor-type="as-char" svg:y="-0.3783in" svg:width="5.6102in" svg:height="0.7071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Pescadero" svg:font-family="Pescadero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rmulaNumber" style:family="text">
      <style:text-properties fo:color="#4c4c4c" style:font-name="Pescadero" fo:font-family="Pescadero" style:font-style-name="Regular" style:font-family-generic="roman" style:font-pitch="variable" fo:font-size="6pt" fo:font-style="normal" fo:font-weight="normal" fo:background-color="transparent" style:font-name-asian="Courier" style:font-family-asian="Courier" style:font-family-generic-asian="modern" style:font-pitch-asian="fixed" style:font-size-asian="6pt" style:font-style-asian="normal" style:font-weight-asian="normal" style:font-name-complex="Courier" style:font-family-complex="Courier" style:font-family-generic-complex="modern" style:font-pitch-complex="fixed" style:font-size-complex="6pt" style:font-style-complex="normal" style:font-weight-complex="normal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5:56:50.561000000</meta:creation-date>
    <dc:date>2016-10-11T15:35:45.258000000</dc:date>
    <meta:editing-duration>PT3H10M31S</meta:editing-duration>
    <meta:editing-cycles>24</meta:editing-cycles>
    <meta:generator>LibreOffice/5.0.0.5$Windows_x86 LibreOffice_project/1b1a90865e348b492231e1c451437d7a15bb262b</meta:generator>
    <meta:document-statistic meta:table-count="0" meta:image-count="0" meta:object-count="32" meta:page-count="6" meta:paragraph-count="42" meta:word-count="10" meta:character-count="32" meta:non-whitespace-character-count="32"/>
  </office:meta>
</office:document-meta>
</file>

<file path=Object 1/content.xml><?xml version="1.0" encoding="utf-8"?>
<math xmlns="http://www.w3.org/1998/Math/MathML" display="block">
  <semantics>
    <mrow>
      <mrow>
        <mo stretchy="false">−</mo>
        <mrow>
          <munder>
            <mo stretchy="false">∑</mo>
            <mi mathvariant="normal">ρ</mi>
          </munder>
          <mi mathvariant="italic">li</mi>
        </mrow>
      </mrow>
      <mrow>
        <mrow>
          <mo fence="true" stretchy="false">(</mo>
          <mrow>
            <msup>
              <mi>n</mi>
              <mi mathvariant="normal">ρ</mi>
            </msup>
          </mrow>
          <mo fence="true" stretchy="false">)</mo>
        </mrow>
        <mo stretchy="false">−</mo>
        <mi>log</mi>
      </mrow>
      <mrow>
        <mrow>
          <mn>2</mn>
          <mo stretchy="false">+</mo>
          <mrow>
            <munderover>
              <mo stretchy="false">∫</mo>
              <mi>n</mi>
              <mi mathvariant="normal">∞</mi>
            </munderover>
            <mfrac>
              <mi mathvariant="italic">dt</mi>
              <mrow>
                <mi>t</mi>
                <mrow>
                  <mo fence="true" stretchy="false">(</mo>
                  <mrow>
                    <mrow>
                      <msup>
                        <mi>t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i>log</mi>
                <mi>t</mi>
              </mrow>
            </mfrac>
          </mrow>
          <mo stretchy="false">+</mo>
          <mfrac>
            <mrow>
              <mi mathvariant="normal">Λ</mi>
              <mrow>
                <mo fence="true" stretchy="false">(</mo>
                <mrow>
                  <mi>n</mi>
                </mrow>
                <mo fence="true" stretchy="false">)</mo>
              </mrow>
            </mrow>
            <mrow>
              <mn>2</mn>
              <mi>log</mi>
              <mi>n</mi>
            </mrow>
          </mfrac>
        </mrow>
        <mo stretchy="false">=</mo>
        <mrow>
          <munder>
            <mi>lim</mi>
            <mrow>
              <mi>x</mi>
              <mo stretchy="false">→</mo>
              <mn>1</mn>
              <mtext>+</mtext>
            </mrow>
          </munder>
          <mtext/>
        </mrow>
      </mrow>
      <msub>
        <mi>E</mi>
        <mrow>
          <mi>log</mi>
          <mi>,</mi>
          <mi>x</mi>
        </mrow>
      </msub>
      <mrow>
        <mo fence="true" stretchy="false">(</mo>
        <mrow>
          <mi>n</mi>
        </mrow>
        <mo fence="true" stretchy="false">)</mo>
      </mrow>
      <mrow>
        <mo stretchy="false">+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 mathvariant="normal">μ</mi>
                  </mrow>
                  <mrow>
                    <mi>log</mi>
                    <mi>x</mi>
                  </mrow>
                </mfrac>
              </mrow>
              <mo fence="true" stretchy="false">⌋</mo>
            </mrow>
          </munderover>
          <mfrac>
            <msup>
              <mi>x</mi>
              <mi>k</mi>
            </msup>
            <mi>k</mi>
          </mfrac>
        </mrow>
      </mrow>
    </mrow>
    <annotation encoding="StarMath 5.0">- sum from %rho li( n^%rho ) - log 2 + int from n to infinity {{dt}over {t(t^2-1)log t}}+{{%LAMBDA(n)} over {2 log n }} = lim from {x rightarrow 1"+"}   ""E_{log,x}(n){+sum from k = 1 to lfloor {log %mu} over {log x} rfloor {x^k over k}}</annotation>
  </semantics>
</math>
</file>

<file path=Object 10/content.xml><?xml version="1.0" encoding="utf-8"?>
<math xmlns="http://www.w3.org/1998/Math/MathML" display="block">
  <semantics>
    <mrow>
      <msub>
        <mi>E</mi>
        <mrow>
          <mi>k</mi>
          <mi>,</mi>
          <mi>x</mi>
        </mrow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underover>
              <mo stretchy="false">∑</mo>
              <mrow>
                <mi>m</mi>
                <mo stretchy="false">=</mo>
                <mn>0</mn>
              </mrow>
              <mi>j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j</mi>
            </msup>
          </mrow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row>
        <mo fence="true" stretchy="false">(</mo>
        <mrow>
          <mtable>
            <mtr>
              <mtd>
                <mi>j</mi>
              </mtd>
            </mtr>
            <mtr>
              <mtd>
                <mi>m</mi>
              </mtd>
            </mtr>
          </mtable>
        </mrow>
        <mo fence="true" stretchy="false">)</mo>
      </mrow>
      <msup>
        <mi>x</mi>
        <mi>j</mi>
      </msup>
      <msub>
        <mi>D</mi>
        <mrow>
          <mi>k</mi>
          <mo stretchy="false">−</mo>
          <mi>m</mi>
        </mrow>
      </msub>
      <mi>'</mi>
      <mrow>
        <mo fence="true" stretchy="false">(</mo>
        <mrow>
          <mfrac>
            <mi>n</mi>
            <msup>
              <mi>x</mi>
              <mi>j</mi>
            </msup>
          </mfrac>
        </mrow>
        <mo fence="true" stretchy="false">)</mo>
      </mrow>
    </mrow>
    <annotation encoding="StarMath 5.0">E_{k,x}'(n) = 
sum from j = 0 to k sum from m = 0 to j (-1)^j (binom{k}{j})(binom{j}{m})x^j D_{k-m}'(n over x^j)</annotation>
  </semantics>
</math>
</file>

<file path=Object 11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row>
              <mi>j</mi>
              <mo stretchy="false">=</mo>
              <mn>0</mn>
            </mrow>
          </munder>
          <mrow>
            <munder>
              <mo stretchy="false">∑</mo>
              <mrow>
                <mi>k</mi>
                <mo stretchy="false">=</mo>
                <mn>0</mn>
              </mrow>
            </mund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j</mi>
            </msup>
          </mrow>
        </mrow>
      </mrow>
      <mrow>
        <mo fence="true" stretchy="false">(</mo>
        <mrow>
          <mtable>
            <mtr>
              <mtd>
                <mrow>
                  <mo stretchy="false">−</mo>
                  <mi>z</mi>
                </mrow>
              </mtd>
            </mtr>
            <mtr>
              <mtd>
                <mi>j</mi>
              </mtd>
            </mtr>
          </mtable>
        </mrow>
        <mo fence="true" stretchy="false">)</mo>
      </mrow>
      <mrow>
        <mo fence="true" stretchy="false">(</mo>
        <mrow>
          <mtable>
            <mtr>
              <mtd>
                <mi>z</mi>
              </mtd>
            </mtr>
            <mtr>
              <mtd>
                <mi>k</mi>
              </mtd>
            </mtr>
          </mtable>
        </mrow>
        <mo fence="true" stretchy="false">)</mo>
      </mrow>
      <msup>
        <mi>x</mi>
        <mi>j</mi>
      </msup>
      <msub>
        <mi>E</mi>
        <mrow>
          <mi>k</mi>
          <mi>,</mi>
          <mi>x</mi>
        </mrow>
      </msub>
      <mrow>
        <mo fence="true" stretchy="false">(</mo>
        <mrow>
          <mfrac>
            <mi>n</mi>
            <msup>
              <mi>x</mi>
              <mi>j</mi>
            </msup>
          </mfrac>
        </mrow>
        <mo fence="true" stretchy="false">)</mo>
      </mrow>
    </mrow>
    <annotation encoding="StarMath 5.0">D_z(n) = sum from j = 0 sum from k = 0 (-1)^j (binom{-z}{j})(binom{z}{k})x^j E_{k,x}(n over x^j)</annotation>
  </semantics>
</math>
</file>

<file path=Object 12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  <mo stretchy="false">+</mo>
          <mrow>
            <munder>
              <mo stretchy="false">∑</mo>
              <mrow>
                <mi>j</mi>
                <mo stretchy="false">=</mo>
                <mn>0</mn>
              </mrow>
            </munder>
            <mrow>
              <munderover>
                <mo stretchy="false">∑</mo>
                <mrow>
                  <mi>m</mi>
                  <mo stretchy="false">=</mo>
                  <mn>0</mn>
                </mrow>
                <mi>k</mi>
              </munderover>
              <mrow>
                <mo fence="true" stretchy="false">(</mo>
                <mrow>
                  <mtable>
                    <mtr>
                      <mtd>
                        <mi>k</mi>
                      </mtd>
                    </mtr>
                    <mtr>
                      <mtd>
                        <mi>m</mi>
                      </mtd>
                    </mtr>
                  </mtable>
                </mrow>
                <mo fence="true" stretchy="false">)</mo>
              </mrow>
            </mrow>
          </mrow>
        </mrow>
      </mrow>
      <mrow>
        <mo fence="true" stretchy="false">(</mo>
        <mrow>
          <mtable>
            <mtr>
              <mtd>
                <mrow>
                  <mi>m</mi>
                  <mo stretchy="false">+</mo>
                  <mi>j</mi>
                  <mo stretchy="false">−</mo>
                  <mn>1</mn>
                </mrow>
              </mtd>
            </mtr>
            <mtr>
              <mtd>
                <mrow>
                  <mi>k</mi>
                  <mo stretchy="false">−</mo>
                  <mn>1</mn>
                </mrow>
              </mtd>
            </mtr>
          </mtable>
        </mrow>
        <mo fence="true" stretchy="false">)</mo>
      </mrow>
      <msup>
        <mi>x</mi>
        <mi>j</mi>
      </msup>
      <msub>
        <mi>E</mi>
        <mrow>
          <mi>m</mi>
          <mi>,</mi>
          <mi>x</mi>
        </mrow>
      </msub>
      <mi>'</mi>
      <mrow>
        <mo fence="true" stretchy="false">(</mo>
        <mrow>
          <mfrac>
            <mi>n</mi>
            <msup>
              <mi>x</mi>
              <mi>j</mi>
            </msup>
          </mfrac>
        </mrow>
        <mo fence="true" stretchy="false">)</mo>
      </mrow>
    </mrow>
    <annotation encoding="StarMath 5.0">D_{k}'(n) = 
(-1)^k + sum from j = 0 sum from m = 0 to k (binom{k}{m})(binom{m+j-1}{k-1})x^j E_{m,x}'(n over x^j)</annotation>
  </semantics>
</math>
</file>

<file path=Object 13/content.xml><?xml version="1.0" encoding="utf-8"?>
<math xmlns="http://www.w3.org/1998/Math/MathML" display="block">
  <semantics>
    <mrow>
      <msub>
        <mi>E</mi>
        <mrow>
          <mi>k</mi>
          <mi>,</mi>
          <mi>x</mi>
        </mrow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>
        <mi>E</mi>
        <mrow>
          <mi>j</mi>
          <mi>,</mi>
          <mi>x</mi>
        </mrow>
      </msub>
      <mrow>
        <mo fence="true" stretchy="false">(</mo>
        <mrow>
          <mi>n</mi>
        </mrow>
        <mo fence="true" stretchy="false">)</mo>
      </mrow>
    </mrow>
    <annotation encoding="StarMath 5.0">E_{k,x}'(n) = sum from j = 0 to k (-1)^{k-j}( binom{k}{j} )E_{ j,x }( n )
</annotation>
  </semantics>
</math>
</file>

<file path=Object 14/content.xml><?xml version="1.0" encoding="utf-8"?>
<math xmlns="http://www.w3.org/1998/Math/MathML" display="block">
  <semantics>
    <mrow>
      <msub>
        <mi>E</mi>
        <mrow>
          <mi>k</mi>
          <mi>,</mi>
          <mi>z</mi>
        </mrow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z</mi>
                </mrow>
              </mrow>
              <mo fence="true" stretchy="false">)</mo>
            </mrow>
          </mrow>
          <mi mathvariant="normal">π</mi>
        </mfrac>
      </mrow>
      <mrow>
        <munder>
          <mo stretchy="false">∑</mo>
          <mrow>
            <mi>k</mi>
            <mo stretchy="false">=</mo>
            <mn>0</mn>
          </mrow>
        </mund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  <mrow>
            <mi>z</mi>
            <mo stretchy="false">−</mo>
            <mi>k</mi>
          </mrow>
        </mfrac>
      </mrow>
      <msub>
        <mi>E</mi>
        <mrow>
          <mi>k</mi>
          <mi>,</mi>
          <mi>x</mi>
        </mrow>
      </msub>
      <mi>'</mi>
      <mrow>
        <mo fence="true" stretchy="false">(</mo>
        <mrow>
          <mi>n</mi>
        </mrow>
        <mo fence="true" stretchy="false">)</mo>
      </mrow>
    </mrow>
    <annotation encoding="StarMath 5.0">E_{k,z}'(n) = {{sin( %pi z )}over{%pi}} sum from k = 0 {(-1)^{k} over {z-k}}E_{ k,x }'( n )
</annotation>
  </semantics>
</math>
</file>

<file path=Object 15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+</mo>
        <mrow>
          <munder>
            <mi>lim</mi>
            <mrow>
              <mi>x</mi>
              <mo stretchy="false">→</mo>
              <mn>1</mn>
              <mtext>+</mtext>
            </mrow>
          </mund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 mathvariant="normal">μ</mi>
                    </mrow>
                    <mrow>
                      <mi>log</mi>
                      <mi>x</mi>
                    </mrow>
                  </mfrac>
                </mrow>
                <mo fence="true" stretchy="false">⌋</mo>
              </mrow>
            </munderover>
            <mfrac>
              <msup>
                <mi>x</mi>
                <mi>k</mi>
              </msup>
              <mi>k</mi>
            </mfrac>
          </mrow>
        </mrow>
        <mo stretchy="false">+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fence="true" stretchy="false">⌋</mo>
            </mrow>
          </munderover>
          <mrow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  <mi>k</mi>
            </mfrac>
            <msub>
              <mi>E</mi>
              <mrow>
                <mi>k</mi>
                <mi>,</mi>
                <mi>x</mi>
              </mrow>
            </msub>
            <mi>'</mi>
            <mrow>
              <mo fence="true" stretchy="false">(</mo>
              <mrow>
                <mi>n</mi>
              </mrow>
              <mo fence="true" stretchy="false">)</mo>
            </mrow>
          </mrow>
        </mrow>
      </mrow>
    </mrow>
    <annotation encoding="StarMath 5.0">%PI(n) = li(n) + 
lim from {x rightarrow 1"+"}

{sum from k = 1 to lfloor {log %mu} over {log x} rfloor {x^k over k}} +

sum from k = 1 to lfloor {log n} over {log x } rfloor {{(-1)^{k-1} over k} E_{k,x}'(n) }</annotation>
  </semantics>
</math>
</file>

<file path=Object 16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+</mo>
        <mrow>
          <munder>
            <mi>lim</mi>
            <mrow>
              <mi>x</mi>
              <mo stretchy="false">→</mo>
              <mn>1</mn>
              <mtext>+</mtext>
            </mrow>
          </munder>
          <msub>
            <mi>E</mi>
            <mrow>
              <mi>log</mi>
              <mi>,</mi>
              <mi>x</mi>
            </mrow>
          </msub>
        </mrow>
      </mrow>
      <mrow>
        <mo fence="true" stretchy="false">(</mo>
        <mrow>
          <mi>n</mi>
        </mrow>
        <mo fence="true" stretchy="false">)</mo>
      </mrow>
      <mrow>
        <mo stretchy="false">+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 mathvariant="normal">μ</mi>
                  </mrow>
                  <mrow>
                    <mi>log</mi>
                    <mi>x</mi>
                  </mrow>
                </mfrac>
              </mrow>
              <mo fence="true" stretchy="false">⌋</mo>
            </mrow>
          </munderover>
          <mfrac>
            <msup>
              <mi>x</mi>
              <mi>k</mi>
            </msup>
            <mi>k</mi>
          </mfrac>
        </mrow>
      </mrow>
    </mrow>
    <annotation encoding="StarMath 5.0">%PI(n) = li(n) + 
lim from {x rightarrow 1"+"} E_{log,x}(n){+sum from k = 1 to lfloor {log %mu} over {log x} rfloor {x^k over k}}</annotation>
  </semantics>
</math>
</file>

<file path=Object 17/content.xml><?xml version="1.0" encoding="utf-8"?>
<math xmlns="http://www.w3.org/1998/Math/MathML" display="block">
  <semantics>
    <mrow>
      <msub>
        <mi>E</mi>
        <mrow>
          <mi>log</mi>
          <mi>,</mi>
          <mi>x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b>
        <mi>E</mi>
        <mrow>
          <mi>z</mi>
          <mi>,</mi>
          <mi>x</mi>
        </mrow>
      </msub>
      <mi>'</mi>
      <mrow>
        <mo fence="true" stretchy="false">(</mo>
        <mrow>
          <mi>n</mi>
        </mrow>
        <mo fence="true" stretchy="false">)</mo>
      </mrow>
    </mrow>
    <annotation encoding="StarMath 5.0">E_{log,x}(n) = lim from {z rightarrow 0}{} partial over {partial z} E_{ z,x }'( n )
</annotation>
  </semantics>
</math>
</file>

<file path=Object 18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frac>
                                <mn>1</mn>
                                <mi>x</mi>
                              </mfrac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sub>
          <mi>f</mi>
          <mi>z</mi>
        </msub>
      </mrow>
      <mrow>
        <mo fence="true" stretchy="false">(</mo>
        <mrow>
          <mrow>
            <mi>n</mi>
            <mi>,</mi>
            <mrow>
              <mn>1</mn>
              <mo stretchy="false">+</mo>
              <mfrac>
                <mn>1</mn>
                <mi>x</mi>
              </mfrac>
            </mrow>
          </mrow>
        </mrow>
        <mo fence="true" stretchy="false">)</mo>
      </mrow>
      <mtext> where </mtext>
      <msub>
        <mi>f</mi>
        <mi>z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i>n</mi>
                                </mrow>
                                <mrow>
                                  <mi>log</mi>
                                  <mi>j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sup>
                        <mi>x</mi>
                        <mrow>
                          <mo stretchy="false">−</mo>
                          <mi>k</mi>
                        </mrow>
                      </msup>
                      <mo stretchy="false">⋅</mo>
                      <msup>
                        <mi>j</mi>
                        <mrow>
                          <mrow>
                            <mo stretchy="false">−</mo>
                            <mi>s</mi>
                          </mrow>
                          <mi>k</mi>
                        </mrow>
                      </msup>
                      <mo stretchy="false">⋅</mo>
                      <msub>
                        <mi>f</mi>
                        <mrow>
                          <mi>z</mi>
                          <mo stretchy="false">−</mo>
                          <mi>k</mi>
                        </mrow>
                      </msub>
                    </mrow>
                    <mrow>
                      <mo fence="true" stretchy="false">(</mo>
                      <mrow>
                        <mrow>
                          <mfrac>
                            <mi>n</mi>
                            <msup>
                              <mi>j</mi>
                              <mi>k</mi>
                            </msup>
                          </mfrac>
                          <mi>,</mi>
                          <mrow>
                            <mi>j</mi>
                            <mo stretchy="false">+</mo>
                            <mfrac>
                              <mn>1</mn>
                              <mi>x</mi>
                            </mfrac>
                          </mrow>
                        </mrow>
                      </mrow>
                      <mo fence="true" stretchy="false">)</mo>
                    </mrow>
                    <mtext>  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""[(1+x^{1-s} cdot %zeta(s,1+1 over x))^z]_n =f_z(n, 1+1 over x) " where "f_z(n,j) = left lbrace
  stack {
    sum from k = 0 to lfloor {log n}over{ log j} rfloor ( binom{z}{k} ) cdot x^-k cdot j^{-s k} cdot f_{z-k}(n over j^k,j+1 over x) "      if" n&gt;=j#
   1 "                                                          if" n&lt;j
  }
right none

</annotation>
  </semantics>
</math>
</file>

<file path=Object 19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frac>
                                <mn>1</mn>
                                <mi>x</mi>
                              </mfrac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row>
              <mn>1</mn>
              <mo stretchy="false">+</mo>
              <mfrac>
                <mn>1</mn>
                <mi>x</mi>
              </mfrac>
            </mrow>
          </mrow>
        </mrow>
        <mo fence="true" stretchy="false">)</mo>
      </mrow>
      <mtext> where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frac>
                        <mn>1</mn>
                        <mi>x</mi>
                      </mfrac>
                      <mo stretchy="false">⋅</mo>
                      <msup>
                        <mi>j</mi>
                        <mrow>
                          <mo stretchy="false">−</mo>
                          <mi>s</mi>
                        </mrow>
                      </msup>
                      <mo stretchy="false">⋅</mo>
                      <mrow>
                        <mo fence="true" stretchy="false">(</mo>
                        <mrow>
                          <mrow>
                            <mfrac>
                              <mrow>
                                <mi>z</mi>
                                <mo stretchy="false">+</mo>
                                <mn>1</mn>
                              </mrow>
                              <mi>k</mi>
                            </mfrac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row>
                                    <mn>1</mn>
                                    <mo stretchy="false">+</mo>
                                    <mfrac>
                                      <mn>1</mn>
                                      <mi>x</mi>
                                    </mfrac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frac>
                              <mn>1</mn>
                              <mi>x</mi>
                            </mfrac>
                          </mrow>
                        </mrow>
                      </mrow>
                      <mo fence="true" stretchy="false">)</mo>
                    </mrow>
                    <mtext>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""[(1+x^{1-s} cdot %zeta(s,1+1 over x))^z]_n = 1 + f_1( n,1+1 over x ) " where " 

f_k(n,j) = left lbrace
  stack {
    1 over x cdot j^-s cdot ({z+1}over k-1)(1+f_{k+1}(n over j, 1+1 over x))+f_k(n,j+1 over x) " if" n&gt;=j#
    0"                                                                                 if"n&lt;j
  }
right none
</annotation>
  </semantics>
</math>
</file>

<file path=Object 2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row>
          <munder>
            <mo stretchy="false">∑</mo>
            <mi mathvariant="normal">ρ</mi>
          </munder>
          <mi mathvariant="italic">li</mi>
        </mrow>
      </mrow>
      <mrow>
        <mrow>
          <mo fence="true" stretchy="false">(</mo>
          <mrow>
            <msup>
              <mi>n</mi>
              <mi mathvariant="normal">ρ</mi>
            </msup>
          </mrow>
          <mo fence="true" stretchy="false">)</mo>
        </mrow>
        <mo stretchy="false">−</mo>
        <mi>log</mi>
      </mrow>
      <mrow>
        <mn>2</mn>
        <mo stretchy="false">+</mo>
        <mrow>
          <munderover>
            <mo stretchy="false">∫</mo>
            <mi>n</mi>
            <mi mathvariant="normal">∞</mi>
          </munderover>
          <mfrac>
            <mi mathvariant="italic">dt</mi>
            <mrow>
              <mi>t</mi>
              <mrow>
                <mo fence="true" stretchy="false">(</mo>
                <mrow>
                  <mrow>
                    <msup>
                      <mi>t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  <mi>log</mi>
              <mi>t</mi>
            </mrow>
          </mfrac>
        </mrow>
        <mo stretchy="false">+</mo>
        <mfrac>
          <mrow>
            <mi mathvariant="normal">Λ</mi>
            <mrow>
              <mo fence="true" stretchy="false">(</mo>
              <mrow>
                <mi>n</mi>
              </mrow>
              <mo fence="true" stretchy="false">)</mo>
            </mrow>
          </mrow>
          <mrow>
            <mn>2</mn>
            <mi>log</mi>
            <mi>n</mi>
          </mrow>
        </mfrac>
      </mrow>
    </mrow>
    <annotation encoding="StarMath 5.0">%PI(n)= 
li(n) - sum from %rho li( n^%rho ) - log 2 + int from n to infinity {{dt}over {t(t^2-1)log t}}+{{%LAMBDA(n)} over {2 log n }}</annotation>
  </semantics>
</math>
</file>

<file path=Object 2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frac>
                                      <mn>1</mn>
                                      <mi>x</mi>
                                    </mfrac>
                                  </mrow>
                                </mrow>
                                <mo fence="true" stretchy="false">)</mo>
                              </mrow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row>
              <mn>1</mn>
              <mo stretchy="false">+</mo>
              <mfrac>
                <mn>1</mn>
                <mi>x</mi>
              </mfrac>
            </mrow>
          </mrow>
        </mrow>
        <mo fence="true" stretchy="false">)</mo>
      </mrow>
      <mtext> where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>t</mi>
                      <mi>x</mi>
                    </msub>
                    <mrow>
                      <mrow>
                        <mo fence="true" stretchy="false">(</mo>
                        <mrow>
                          <mi>j</mi>
                        </mrow>
                        <mo fence="true" stretchy="false">)</mo>
                      </mrow>
                      <mo stretchy="false">⋅</mo>
                      <msup>
                        <mi>j</mi>
                        <mrow>
                          <mo stretchy="false">−</mo>
                          <mi>s</mi>
                        </mrow>
                      </msup>
                      <mo stretchy="false">⋅</mo>
                      <mrow>
                        <mo fence="true" stretchy="false">(</mo>
                        <mrow>
                          <mrow>
                            <mfrac>
                              <mrow>
                                <mi>z</mi>
                                <mo stretchy="false">+</mo>
                                <mn>1</mn>
                              </mrow>
                              <mi>k</mi>
                            </mfrac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row>
                                    <mn>1</mn>
                                    <mo stretchy="false">+</mo>
                                    <mfrac>
                                      <mn>1</mn>
                                      <mi>x</mi>
                                    </mfrac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frac>
                              <mn>1</mn>
                              <mi>x</mi>
                            </mfrac>
                          </mrow>
                        </mrow>
                      </mrow>
                      <mo fence="true" stretchy="false">)</mo>
                    </mrow>
                    <mtext>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((1-(1+1 over x)^{1-s})%zeta(s))^z]_n = 1 + f_1( n,1+1 over x ) " where " f_k(n,j) = left lbrace
  stack {
    t_x(j)  cdot j^-s cdot ({z+1}over k-1)(1+f_{k+1}(n over j, 1+1 over x))+f_k(n,j+1 over x) " if" n&gt;=j#
    0"                                                                                    if"n&lt;j
  }
right none
</annotation>
  </semantics>
</math>
</file>

<file path=Object 21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row>
                                <msup>
                                  <mi>x</mi>
                                  <mrow>
                                    <mn>1</mn>
                                    <mo stretchy="false">−</mo>
                                    <mi>s</mi>
                                  </mrow>
                                </msup>
                                <mo stretchy="false">⋅</mo>
                                <mi mathvariant="normal">ζ</mi>
                              </mrow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row>
                                    <mn>1</mn>
                                    <mo stretchy="false">+</mo>
                                    <msup>
                                      <mi>x</mi>
                                      <mrow>
                                        <mo stretchy="false">−</mo>
                                        <mn>1</mn>
                                      </mrow>
                                    </msup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z</mi>
                    </msup>
                  </mrow>
                  <mo fence="true" stretchy="false">]</mo>
                </mrow>
                <mi>n</mi>
              </msub>
              <mo stretchy="false">=</mo>
              <msub>
                <mi>f</mi>
                <mi>z</mi>
              </msub>
            </mrow>
            <mrow>
              <mo fence="true" stretchy="false">(</mo>
              <mrow>
                <mrow>
                  <mi>n</mi>
                  <mi>,</mi>
                  <mrow>
                    <mn>1</mn>
                    <mo stretchy="false">+</mo>
                    <mfrac>
                      <mn>1</mn>
                      <mi>x</mi>
                    </mfrac>
                  </mrow>
                </mrow>
              </mrow>
              <mo fence="true" stretchy="false">)</mo>
            </mrow>
            <mtext> where </mtext>
          </mrow>
        </mtd>
      </mtr>
      <mtr>
        <mtd>
          <mrow>
            <mtext>                      </mtext>
            <msub>
              <mi>f</mi>
              <mi>z</mi>
            </msub>
            <mrow>
              <mrow>
                <mo fence="true" stretchy="false">(</mo>
                <mrow>
                  <mrow>
                    <mi>n</mi>
                    <mi>,</mi>
                    <mi>j</mi>
                  </mrow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k</mi>
                                  <mo stretchy="false">=</mo>
                                  <mn>0</mn>
                                </mrow>
                                <mrow>
                                  <mo fence="true" stretchy="false">⌊</mo>
                                  <mrow>
                                    <mfrac>
                                      <mrow>
                                        <mi>log</mi>
                                        <mi>n</mi>
                                      </mrow>
                                      <mrow>
                                        <mi>log</mi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i>x</mi>
                                              <mi>j</mi>
                                            </mrow>
                                          </mrow>
                                          <mo fence="true" stretchy="false">)</mo>
                                        </mrow>
                                      </mrow>
                                    </mfrac>
                                  </mrow>
                                  <mo fence="true" stretchy="false">⌋</mo>
                                </mrow>
                              </munderover>
                              <mrow>
                                <mo fence="true" stretchy="false">(</mo>
                                <mrow>
                                  <mtable>
                                    <mtr>
                                      <mtd>
                                        <mi>z</mi>
                                      </mtd>
                                    </mtr>
                                    <mtr>
                                      <mtd>
                                        <mi>k</mi>
                                      </mtd>
                                    </mtr>
                                  </mtable>
                                </mrow>
                                <mo fence="true" stretchy="false">)</mo>
                              </mrow>
                            </mrow>
                            <mo stretchy="false">⋅</mo>
                            <msup>
                              <mrow>
                                <mo fence="true" stretchy="false">(</mo>
                                <mrow>
                                  <mrow>
                                    <msup>
                                      <mi>x</mi>
                                      <mrow>
                                        <mn>1</mn>
                                        <mo stretchy="false">−</mo>
                                        <mi>s</mi>
                                      </mrow>
                                    </msup>
                                    <mo stretchy="false">⋅</mo>
                                    <msup>
                                      <mi>j</mi>
                                      <mrow>
                                        <mo stretchy="false">−</mo>
                                        <mi>s</mi>
                                      </mrow>
                                    </msup>
                                  </mrow>
                                </mrow>
                                <mo fence="true" stretchy="false">)</mo>
                              </mrow>
                              <mi>k</mi>
                            </msup>
                            <mo stretchy="false">⋅</mo>
                            <msub>
                              <mi>f</mi>
                              <mrow>
                                <mi>z</mi>
                                <mo stretchy="false">−</mo>
                                <mi>k</mi>
                              </mrow>
                            </msub>
                          </mrow>
                          <mrow>
                            <mo fence="true" stretchy="false">(</mo>
                            <mrow>
                              <mrow>
                                <mfrac>
                                  <mi>n</mi>
                                  <msup>
                                    <mrow>
                                      <mo fence="true" stretchy="false">(</mo>
                                      <mrow>
                                        <mrow>
                                          <mi>x</mi>
                                          <mo stretchy="false">⋅</mo>
                                          <mi>j</mi>
                                        </mrow>
                                      </mrow>
                                      <mo fence="true" stretchy="false">)</mo>
                                    </mrow>
                                    <mi>k</mi>
                                  </msup>
                                </mfrac>
                                <mi>,</mi>
                                <mrow>
                                  <mn>1</mn>
                                  <mo stretchy="false">+</mo>
                                  <mi>y</mi>
                                </mrow>
                              </mrow>
                            </mrow>
                            <mo fence="true" stretchy="false">)</mo>
                          </mrow>
                          <mtext>if</mtext>
                          <mrow>
                            <mi>n</mi>
                            <mo stretchy="false">≥</mo>
                            <mi>x</mi>
                          </mrow>
                          <mi>j</mi>
                        </mrow>
                      </mtd>
                    </mtr>
                    <mtr>
                      <mtd>
                        <mrow>
                          <mn>1</mn>
                          <mtext>                                                                if</mtext>
                          <mrow>
                            <mi>n</mi>
                            <mo stretchy="false">&lt;</mo>
                            <mi>x</mi>
                          </mrow>
                          <mi>j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""[(1+x^{1-s} cdot %zeta(s,1+x^-1))^z]_n =f_z(n, 1+1 over x) " where " 


newline "                      " f_z(n,j) = left lbrace
  stack {
    sum from k = 0 to lfloor {log n}over{ log (x j)} rfloor ( binom{z}{k} ) cdot (x^{1-s} cdot  j^{-s})^k cdot f_{z-k}(n over (x cdot j)^k,1+y) "if" n&gt;=x j#
   1 "                                                                if" n&lt;x j
  }
right none

</annotation>
  </semantics>
</math>
</file>

<file path=Object 22/content.xml><?xml version="1.0" encoding="utf-8"?>
<math xmlns="http://www.w3.org/1998/Math/MathML" display="block">
  <semantics>
    <mrow>
      <msub>
        <mi>t</mi>
        <mi>x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⌊</mo>
                  <mrow>
                    <mi>n</mi>
                  </mrow>
                  <mo fence="true" stretchy="false">⌋</mo>
                </mrow>
                <mo stretchy="false">−</mo>
                <mrow>
                  <mo fence="true" stretchy="false">⌊</mo>
                  <mrow>
                    <mrow>
                      <mi>n</mi>
                      <mo stretchy="false">−</mo>
                      <mfrac>
                        <mn>1</mn>
                        <mi>x</mi>
                      </mfrac>
                    </mrow>
                  </mrow>
                  <mo fence="true" stretchy="false">⌋</mo>
                </mrow>
              </mrow>
            </mrow>
            <mo fence="true" stretchy="false">)</mo>
          </mrow>
          <mo stretchy="false">−</mo>
          <mrow>
            <mrow>
              <mo fence="true" stretchy="false">(</mo>
              <mrow>
                <mrow>
                  <mn>1</mn>
                  <mo stretchy="false">+</mo>
                  <mfrac>
                    <mn>1</mn>
                    <mi>x</mi>
                  </mfrac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row>
                          <mi>n</mi>
                          <mi>x</mi>
                        </mrow>
                        <mrow>
                          <mi>x</mi>
                          <mo stretchy="false">+</mo>
                          <mn>1</mn>
                        </mrow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i>n</mi>
                          <mrow>
                            <mi>x</mi>
                            <mo stretchy="false">−</mo>
                            <mn>1</mn>
                          </mrow>
                        </mrow>
                        <mrow>
                          <mi>x</mi>
                          <mo stretchy="false">+</mo>
                          <mn>1</mn>
                        </mrow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</mrow>
      </mrow>
    </mrow>
    <annotation encoding="StarMath 5.0">t_x(n) = (lfloor n rfloor - lfloor n - 1 over x rfloor )-(1+{1 over x}) cdot (lfloor {n x} over {x+1} rfloor - lfloor {n x - 1} over {x+1} rfloor )</annotation>
  </semantics>
</math>
</file>

<file path=Object 2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row>
              <mn>1</mn>
              <mo stretchy="false">+</mo>
              <mfrac>
                <mn>1</mn>
                <msub>
                  <mi>x</mi>
                  <mi>d</mi>
                </msub>
              </mfrac>
            </mrow>
          </mrow>
        </mrow>
        <mo fence="true" stretchy="false">)</mo>
      </mrow>
      <mtext> where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>t</mi>
                      <mi>x</mi>
                    </msub>
                    <mrow>
                      <mrow>
                        <mo fence="true" stretchy="false">(</mo>
                        <mrow>
                          <mi>j</mi>
                        </mrow>
                        <mo fence="true" stretchy="false">)</mo>
                      </mrow>
                      <mo stretchy="false">⋅</mo>
                      <mfrac>
                        <mn>1</mn>
                        <msub>
                          <mi>x</mi>
                          <mi>d</mi>
                        </msub>
                      </mfrac>
                      <mo stretchy="false">⋅</mo>
                      <msup>
                        <mrow>
                          <mo fence="true" stretchy="false">(</mo>
                          <mrow>
                            <mfrac>
                              <mi>j</mi>
                              <msub>
                                <mi>x</mi>
                                <mi>d</mi>
                              </msub>
                            </mfrac>
                          </mrow>
                          <mo fence="true" stretchy="false">)</mo>
                        </mrow>
                        <mrow>
                          <mo stretchy="false">−</mo>
                          <mi>s</mi>
                        </mrow>
                      </msup>
                      <mo stretchy="false">⋅</mo>
                      <mrow>
                        <mo fence="true" stretchy="false">(</mo>
                        <mrow>
                          <mrow>
                            <mfrac>
                              <mrow>
                                <mi>z</mi>
                                <mo stretchy="false">+</mo>
                                <mn>1</mn>
                              </mrow>
                              <mi>k</mi>
                            </mfrac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row>
                                    <mn>1</mn>
                                    <mo stretchy="false">+</mo>
                                    <mfrac>
                                      <mn>1</mn>
                                      <msub>
                                        <mi>x</mi>
                                        <mi>d</mi>
                                      </msub>
                                    </mfrac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frac>
                              <mn>1</mn>
                              <msub>
                                <mi>x</mi>
                                <mi>d</mi>
                              </msub>
                            </mfrac>
                          </mrow>
                        </mrow>
                      </mrow>
                      <mo fence="true" stretchy="false">)</mo>
                    </mrow>
                    <mtext>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((1-x^{1-s})%zeta(s))^z]_n = 1 + f_1( n,1+1 over x_d ) " where " f_k(n,j) = left lbrace
  stack {
    t_x(j) cdot {1 over x_d} cdot (j over x_d)^-s cdot ({z+1}over k-1)(1+f_{k+1}(n over j, 1+1 over x_d))+f_k(n,j+1 over x_d) " if" n&gt;=j#
    0"                                                                                                 if"n&lt;j
  }
right none
</annotation>
  </semantics>
</math>
</file>

<file path=Object 24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row>
                                <msup>
                                  <mi>x</mi>
                                  <mrow>
                                    <mn>1</mn>
                                    <mo stretchy="false">−</mo>
                                    <mi>s</mi>
                                  </mrow>
                                </msup>
                                <mo stretchy="false">⋅</mo>
                                <mi mathvariant="normal">ζ</mi>
                              </mrow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row>
                                    <mn>1</mn>
                                    <mo stretchy="false">+</mo>
                                    <msup>
                                      <mi>x</mi>
                                      <mrow>
                                        <mo stretchy="false">−</mo>
                                        <mn>1</mn>
                                      </mrow>
                                    </msup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z</mi>
                    </msup>
                  </mrow>
                  <mo fence="true" stretchy="false">]</mo>
                </mrow>
                <mi>n</mi>
              </msub>
              <mo stretchy="false">=</mo>
              <msub>
                <mi>f</mi>
                <mi>z</mi>
              </msub>
            </mrow>
            <mrow>
              <mo fence="true" stretchy="false">(</mo>
              <mrow>
                <mrow>
                  <mi>n</mi>
                  <mi>,</mi>
                  <mrow>
                    <mn>1</mn>
                    <mo stretchy="false">+</mo>
                    <mfrac>
                      <mn>1</mn>
                      <mi>x</mi>
                    </mfrac>
                  </mrow>
                </mrow>
              </mrow>
              <mo fence="true" stretchy="false">)</mo>
            </mrow>
            <mtext> where </mtext>
          </mrow>
        </mtd>
      </mtr>
      <mtr>
        <mtd>
          <mrow>
            <mtext>                      </mtext>
            <msub>
              <mi>f</mi>
              <mi>z</mi>
            </msub>
            <mrow>
              <mrow>
                <mo fence="true" stretchy="false">(</mo>
                <mrow>
                  <mrow>
                    <mi>n</mi>
                    <mi>,</mi>
                    <mi>j</mi>
                  </mrow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k</mi>
                                  <mo stretchy="false">=</mo>
                                  <mn>0</mn>
                                </mrow>
                                <mrow>
                                  <mo fence="true" stretchy="false">⌊</mo>
                                  <mrow>
                                    <mfrac>
                                      <mrow>
                                        <mi>log</mi>
                                        <mi>n</mi>
                                      </mrow>
                                      <mrow>
                                        <mi>log</mi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i>x</mi>
                                              <mi>j</mi>
                                            </mrow>
                                          </mrow>
                                          <mo fence="true" stretchy="false">)</mo>
                                        </mrow>
                                      </mrow>
                                    </mfrac>
                                  </mrow>
                                  <mo fence="true" stretchy="false">⌋</mo>
                                </mrow>
                              </munderover>
                              <mrow>
                                <mo fence="true" stretchy="false">(</mo>
                                <mrow>
                                  <mtable>
                                    <mtr>
                                      <mtd>
                                        <mi>z</mi>
                                      </mtd>
                                    </mtr>
                                    <mtr>
                                      <mtd>
                                        <mi>k</mi>
                                      </mtd>
                                    </mtr>
                                  </mtable>
                                </mrow>
                                <mo fence="true" stretchy="false">)</mo>
                              </mrow>
                            </mrow>
                            <mo stretchy="false">⋅</mo>
                            <msup>
                              <mi>x</mi>
                              <mi>k</mi>
                            </msup>
                            <mo stretchy="false">⋅</mo>
                            <msup>
                              <mrow>
                                <mo fence="true" stretchy="false">(</mo>
                                <mrow>
                                  <msup>
                                    <mrow>
                                      <mo fence="true" stretchy="false">(</mo>
                                      <mrow>
                                        <mrow>
                                          <mi>x</mi>
                                          <mo stretchy="false">⋅</mo>
                                          <mi>j</mi>
                                        </mrow>
                                      </mrow>
                                      <mo fence="true" stretchy="false">)</mo>
                                    </mrow>
                                    <mrow>
                                      <mo stretchy="false">−</mo>
                                      <mi>s</mi>
                                    </mrow>
                                  </msup>
                                </mrow>
                                <mo fence="true" stretchy="false">)</mo>
                              </mrow>
                              <mi>k</mi>
                            </msup>
                            <mo stretchy="false">⋅</mo>
                            <msub>
                              <mi>f</mi>
                              <mrow>
                                <mi>z</mi>
                                <mo stretchy="false">−</mo>
                                <mi>k</mi>
                              </mrow>
                            </msub>
                          </mrow>
                          <mrow>
                            <mo fence="true" stretchy="false">(</mo>
                            <mrow>
                              <mrow>
                                <mfrac>
                                  <mi>n</mi>
                                  <msup>
                                    <mrow>
                                      <mo fence="true" stretchy="false">(</mo>
                                      <mrow>
                                        <mrow>
                                          <mi>x</mi>
                                          <mo stretchy="false">⋅</mo>
                                          <mi>j</mi>
                                        </mrow>
                                      </mrow>
                                      <mo fence="true" stretchy="false">)</mo>
                                    </mrow>
                                    <mi>k</mi>
                                  </msup>
                                </mfrac>
                                <mi>,</mi>
                                <mrow>
                                  <mn>1</mn>
                                  <mo stretchy="false">+</mo>
                                  <mi>j</mi>
                                </mrow>
                              </mrow>
                            </mrow>
                            <mo fence="true" stretchy="false">)</mo>
                          </mrow>
                          <mtext>if</mtext>
                          <mrow>
                            <mi>n</mi>
                            <mo stretchy="false">≥</mo>
                            <mi>x</mi>
                          </mrow>
                          <mi>j</mi>
                        </mrow>
                      </mtd>
                    </mtr>
                    <mtr>
                      <mtd>
                        <mrow>
                          <mn>1</mn>
                          <mtext>                                                                if</mtext>
                          <mrow>
                            <mi>n</mi>
                            <mo stretchy="false">&lt;</mo>
                            <mi>x</mi>
                          </mrow>
                          <mi>j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""[(1+x^{1-s} cdot %zeta(s,1+x^-1))^z]_n =f_z(n, 1+1 over x) " where " 


newline "                      " f_z(n,j) = left lbrace
  stack {
    sum from k = 0 to lfloor {log n}over{ log (x j)} rfloor ( binom{z}{k} ) cdot x^k cdot ((x cdot  j)^{-s})^k cdot f_{z-k}(n over (x cdot j)^k,1+j) "if" n&gt;=x j#
   1 "                                                                if" n&lt;x j
  }
right none

</annotation>
  </semantics>
</math>
</file>

<file path=Object 25/content.xml><?xml version="1.0" encoding="utf-8"?>
<math xmlns="http://www.w3.org/1998/Math/MathML" display="block">
  <semantics>
    <mrow>
      <msub>
        <mi>t</mi>
        <mi>x</mi>
      </msub>
      <mrow>
        <mrow>
          <mo fence="true" stretchy="false">(</mo>
          <mrow>
            <mi>m</mi>
          </mrow>
          <mo fence="true" stretchy="false">)</mo>
        </mrow>
        <mo stretchy="false">=</mo>
        <mrow>
          <mrow>
            <mi>x</mi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i>m</mi>
                        <mi>x</mi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i>m</mi>
                          <mo stretchy="false">−</mo>
                          <mn>1</mn>
                        </mrow>
                        <mi>x</mi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  <mo stretchy="false">−</mo>
          <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i>m</mi>
                        <mrow>
                          <mi>x</mi>
                          <mo stretchy="false">+</mo>
                          <mn>1</mn>
                        </mrow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i>m</mi>
                          <mo stretchy="false">−</mo>
                          <mn>1</mn>
                        </mrow>
                        <mrow>
                          <mi>x</mi>
                          <mo stretchy="false">+</mo>
                          <mn>1</mn>
                        </mrow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</mrow>
      </mrow>
    </mrow>
    <annotation encoding="StarMath 5.0">t_x(m) = x cdot (lfloor m over x rfloor - lfloor {m - 1} over x rfloor )-({x+1}) cdot (lfloor m over {x+1} rfloor - lfloor {m - 1} over {x+1} rfloor )</annotation>
  </semantics>
</math>
</file>

<file path=Object 26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frac>
                                      <mn>1</mn>
                                      <mi>x</mi>
                                    </mfrac>
                                  </mrow>
                                </mrow>
                                <mo fence="true" stretchy="false">)</mo>
                              </mrow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sub>
          <mi>f</mi>
          <mi>z</mi>
        </msub>
      </mrow>
      <mrow>
        <mo fence="true" stretchy="false">(</mo>
        <mrow>
          <mrow>
            <mi>n</mi>
            <mi>,</mi>
            <mrow>
              <mn>1</mn>
              <mo stretchy="false">+</mo>
              <mfrac>
                <mn>1</mn>
                <mi>x</mi>
              </mfrac>
            </mrow>
          </mrow>
        </mrow>
        <mo fence="true" stretchy="false">)</mo>
      </mrow>
      <mtext> where </mtext>
      <msub>
        <mi>f</mi>
        <mi>z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i>n</mi>
                                </mrow>
                                <mrow>
                                  <mi>log</mi>
                                  <mi>j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sub>
                        <mi>t</mi>
                        <mi>x</mi>
                      </msub>
                    </mrow>
                    <mrow>
                      <msup>
                        <mrow>
                          <mo fence="true" stretchy="false">(</mo>
                          <mrow>
                            <mi>j</mi>
                          </mrow>
                          <mo fence="true" stretchy="false">)</mo>
                        </mrow>
                        <mi>k</mi>
                      </msup>
                      <mo stretchy="false">⋅</mo>
                      <msup>
                        <mi>j</mi>
                        <mrow>
                          <mrow>
                            <mo stretchy="false">−</mo>
                            <mi>s</mi>
                          </mrow>
                          <mi>k</mi>
                        </mrow>
                      </msup>
                      <mo stretchy="false">⋅</mo>
                      <msub>
                        <mi>f</mi>
                        <mrow>
                          <mi>z</mi>
                          <mo stretchy="false">−</mo>
                          <mi>k</mi>
                        </mrow>
                      </msub>
                    </mrow>
                    <mrow>
                      <mo fence="true" stretchy="false">(</mo>
                      <mrow>
                        <mrow>
                          <mfrac>
                            <mi>n</mi>
                            <msup>
                              <mi>j</mi>
                              <mi>k</mi>
                            </msup>
                          </mfrac>
                          <mi>,</mi>
                          <mrow>
                            <mi>j</mi>
                            <mo stretchy="false">+</mo>
                            <mfrac>
                              <mn>1</mn>
                              <mi>x</mi>
                            </mfrac>
                          </mrow>
                        </mrow>
                      </mrow>
                      <mo fence="true" stretchy="false">)</mo>
                    </mrow>
                    <mtext>  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""[((1-(1+1 over x)^{1-s})%zeta(s))^z]_n =f_z(n, 1+1 over x) " where " 
 f_z(n,j) = left lbrace
  stack {
    sum from k = 0 to lfloor {log n}over{ log j} rfloor ( binom{z}{k} ) cdot t_x(j)^k cdot j^{-s k} cdot f_{z-k}(n over j^k,j+1 over x) "      if" n&gt;=j#
   1 "                                                              if" n&lt;j
  }
right none

</annotation>
  </semantics>
</math>
</file>

<file path=Object 27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sub>
          <mi>f</mi>
          <mi>z</mi>
        </msub>
      </mrow>
      <mrow>
        <mo fence="true" stretchy="false">(</mo>
        <mrow>
          <mrow>
            <mi>n</mi>
            <mi>,</mi>
            <mrow>
              <mn>1</mn>
              <mo stretchy="false">+</mo>
              <mi>x</mi>
            </mrow>
          </mrow>
        </mrow>
        <mo fence="true" stretchy="false">)</mo>
      </mrow>
      <mtext> where </mtext>
      <msub>
        <mi>f</mi>
        <mi>z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i>n</mi>
                                </mrow>
                                <mrow>
                                  <mi>log</mi>
                                  <mi>j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sub>
                        <mi>t</mi>
                        <mi>x</mi>
                      </msub>
                    </mrow>
                    <mrow>
                      <msup>
                        <mrow>
                          <mo fence="true" stretchy="false">(</mo>
                          <mrow>
                            <mi>j</mi>
                          </mrow>
                          <mo fence="true" stretchy="false">)</mo>
                        </mrow>
                        <mi>k</mi>
                      </msup>
                      <mo stretchy="false">⋅</mo>
                      <msup>
                        <mi>j</mi>
                        <mrow>
                          <mrow>
                            <mo stretchy="false">−</mo>
                            <mi>s</mi>
                          </mrow>
                          <mi>k</mi>
                        </mrow>
                      </msup>
                      <mo stretchy="false">⋅</mo>
                      <msub>
                        <mi>f</mi>
                        <mrow>
                          <mi>z</mi>
                          <mo stretchy="false">−</mo>
                          <mi>k</mi>
                        </mrow>
                      </msub>
                    </mrow>
                    <mrow>
                      <mo fence="true" stretchy="false">(</mo>
                      <mrow>
                        <mrow>
                          <mfrac>
                            <mi>n</mi>
                            <msup>
                              <mi>j</mi>
                              <mi>k</mi>
                            </msup>
                          </mfrac>
                          <mi>,</mi>
                          <mrow>
                            <mi>j</mi>
                            <mo stretchy="false">+</mo>
                            <mi>x</mi>
                          </mrow>
                        </mrow>
                      </mrow>
                      <mo fence="true" stretchy="false">)</mo>
                    </mrow>
                    <mtext>  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""[((1-(1+x)^{1-s})%zeta(s))^z]_n =f_z(n, 1+x) " where " 
 f_z(n,j) = left lbrace
  stack {
    sum from k = 0 to lfloor {log n}over{ log j} rfloor ( binom{z}{k} ) cdot t_x(j)^k cdot j^{-s k} cdot f_{z-k}(n over j^k,j+x) "      if" n&gt;=j#
   1 "                                                              if" n&lt;j
  }
right none

</annotation>
  </semantics>
</math>
</file>

<file path=Object 28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x</mi>
                                <mrow>
                                  <mo stretchy="false">−</mo>
                                  <mi>s</mi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row>
              <mn>1</mn>
              <mo stretchy="false">+</mo>
              <mi>x</mi>
            </mrow>
          </mrow>
        </mrow>
        <mo fence="true" stretchy="false">)</mo>
      </mrow>
      <mtext> where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i>x</mi>
                      <mo stretchy="false">⋅</mo>
                      <msup>
                        <mi>j</mi>
                        <mrow>
                          <mo stretchy="false">−</mo>
                          <mi>s</mi>
                        </mrow>
                      </msup>
                      <mo stretchy="false">⋅</mo>
                      <mrow>
                        <mo fence="true" stretchy="false">(</mo>
                        <mrow>
                          <mrow>
                            <mfrac>
                              <mrow>
                                <mi>z</mi>
                                <mo stretchy="false">+</mo>
                                <mn>1</mn>
                              </mrow>
                              <mi>k</mi>
                            </mfrac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i>x</mi>
                          </mrow>
                        </mrow>
                      </mrow>
                      <mo fence="true" stretchy="false">)</mo>
                    </mrow>
                    <mtext>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""[(1+x^{1-s} cdot %zeta(s,1+x^-s))^z]_n = 1 + f_1( n,1+x ) " where " 

f_k(n,j) = left lbrace
  stack {
    x cdot j^-s cdot ({z+1}over k-1)(1+f_{k+1}(n over j, 1+x))+f_k(n,j+x) " if" n&gt;=j#
    0"                                                                              if"n&lt;j
  }
right none
</annotation>
  </semantics>
</math>
</file>

<file path=Object 29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x</mi>
                                <mrow>
                                  <mo stretchy="false">−</mo>
                                  <mi>s</mi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sub>
          <mi>f</mi>
          <mi>z</mi>
        </msub>
      </mrow>
      <mrow>
        <mo fence="true" stretchy="false">(</mo>
        <mrow>
          <mrow>
            <mi>n</mi>
            <mi>,</mi>
            <mrow>
              <mn>1</mn>
              <mo stretchy="false">+</mo>
              <mi>x</mi>
            </mrow>
          </mrow>
        </mrow>
        <mo fence="true" stretchy="false">)</mo>
      </mrow>
      <mtext> where </mtext>
      <msub>
        <mi>f</mi>
        <mi>z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i>n</mi>
                                </mrow>
                                <mrow>
                                  <mi>log</mi>
                                  <mi>j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sup>
                        <mi>x</mi>
                        <mi>k</mi>
                      </msup>
                      <mo stretchy="false">⋅</mo>
                      <msup>
                        <mi>j</mi>
                        <mrow>
                          <mrow>
                            <mo stretchy="false">−</mo>
                            <mi>s</mi>
                          </mrow>
                          <mi>k</mi>
                        </mrow>
                      </msup>
                      <mo stretchy="false">⋅</mo>
                      <msub>
                        <mi>f</mi>
                        <mrow>
                          <mi>z</mi>
                          <mo stretchy="false">−</mo>
                          <mi>k</mi>
                        </mrow>
                      </msub>
                    </mrow>
                    <mrow>
                      <mo fence="true" stretchy="false">(</mo>
                      <mrow>
                        <mrow>
                          <mfrac>
                            <mi>n</mi>
                            <msup>
                              <mi>j</mi>
                              <mi>k</mi>
                            </msup>
                          </mfrac>
                          <mi>,</mi>
                          <mrow>
                            <mi>j</mi>
                            <mo stretchy="false">+</mo>
                            <mi>x</mi>
                          </mrow>
                        </mrow>
                      </mrow>
                      <mo fence="true" stretchy="false">)</mo>
                    </mrow>
                    <mtext>  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""[(1+x^{1-s} cdot %zeta(s,1+x^-s))^z]_n =f_z(n, 1+x) " where "f_z(n,j) = left lbrace
  stack {
    sum from k = 0 to lfloor {log n}over{ log j} rfloor ( binom{z}{k} ) cdot x^k cdot j^{-s k} cdot f_{z-k}(n over j^k,j+x) "      if" n&gt;=j#
   1 "                                                       if" n&lt;j
  }
right none

</annotation>
  </semantics>
</math>
</file>

<file path=Object 3/content.xml><?xml version="1.0" encoding="utf-8"?>
<math xmlns="http://www.w3.org/1998/Math/MathML" display="block">
  <semantics>
    <mrow>
      <msub>
        <mi>E</mi>
        <mrow>
          <mi>k</mi>
          <mi>,</mi>
          <mi>x</mi>
        </mrow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sub>
            <mi>E</mi>
            <mrow>
              <mrow>
                <mi>k</mi>
                <mo stretchy="false">−</mo>
                <mn>1,</mn>
              </mrow>
              <mi>x</mi>
            </mrow>
          </msub>
        </mrow>
      </mrow>
      <mi>'</mi>
      <mrow>
        <mrow>
          <mo fence="true" stretchy="false">(</mo>
          <mrow>
            <mfrac>
              <mi>n</mi>
              <mi>j</mi>
            </mfrac>
          </mrow>
          <mo fence="true" stretchy="false">)</mo>
        </mrow>
        <mo stretchy="false">−</mo>
        <mrow>
          <mi>x</mi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b>
              <mi>E</mi>
              <mrow>
                <mi>k</mi>
                <mi>,</mi>
                <mi>x</mi>
              </mrow>
            </msub>
          </mrow>
        </mrow>
      </mrow>
      <mi>'</mi>
      <mrow>
        <mo fence="true" stretchy="false">(</mo>
        <mrow>
          <mfrac>
            <mi>n</mi>
            <mrow>
              <mi>j</mi>
              <mi>x</mi>
            </mrow>
          </mfrac>
        </mrow>
        <mo fence="true" stretchy="false">)</mo>
      </mrow>
    </mrow>
    <annotation encoding="StarMath 5.0">E_{k,x}'(n)= 
sum from j = 2 to n  E_{k-1,x}'(n over {j} ) - 
x cdot sum from j = 1 to n E_{k,x}'(n over {j x})</annotation>
  </semantics>
</math>
</file>

<file path=Object 30/content.xml><?xml version="1.0" encoding="utf-8"?>
<math xmlns="http://www.w3.org/1998/Math/MathML" display="block">
  <semantics>
    <mrow>
      <msub>
        <mi>t</mi>
        <mi>x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⌊</mo>
                  <mrow>
                    <mi>n</mi>
                  </mrow>
                  <mo fence="true" stretchy="false">⌋</mo>
                </mrow>
                <mo stretchy="false">−</mo>
                <mrow>
                  <mo fence="true" stretchy="false">⌊</mo>
                  <mrow>
                    <mrow>
                      <mi>n</mi>
                      <mo stretchy="false">−</mo>
                      <mi>x</mi>
                    </mrow>
                  </mrow>
                  <mo fence="true" stretchy="false">⌋</mo>
                </mrow>
              </mrow>
            </mrow>
            <mo fence="true" stretchy="false">)</mo>
          </mrow>
          <mo stretchy="false">−</mo>
          <mrow>
            <mrow>
              <mo fence="true" stretchy="false">(</mo>
              <mrow>
                <mrow>
                  <mn>1</mn>
                  <mo stretchy="false">+</mo>
                  <mi>x</mi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i>n</mi>
                        <mrow>
                          <mn>1</mn>
                          <mo stretchy="false">+</mo>
                          <mi>x</mi>
                        </mrow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i>n</mi>
                          <mo stretchy="false">−</mo>
                          <mi>x</mi>
                        </mrow>
                        <mrow>
                          <mn>1</mn>
                          <mo stretchy="false">+</mo>
                          <mi>x</mi>
                        </mrow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</mrow>
      </mrow>
    </mrow>
    <annotation encoding="StarMath 5.0">t_x(n) = (lfloor n rfloor - lfloor n - x rfloor )-(1+x) cdot (lfloor {n} over {1+x} rfloor - lfloor {n - x} over {1+x} rfloor )</annotation>
  </semantics>
</math>
</file>

<file path=Object 31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row>
              <mn>1</mn>
              <mo stretchy="false">+</mo>
              <mi>x</mi>
            </mrow>
          </mrow>
        </mrow>
        <mo fence="true" stretchy="false">)</mo>
      </mrow>
      <mtext> where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>t</mi>
                      <mi>x</mi>
                    </msub>
                    <mrow>
                      <mrow>
                        <mo fence="true" stretchy="false">(</mo>
                        <mrow>
                          <mi>j</mi>
                        </mrow>
                        <mo fence="true" stretchy="false">)</mo>
                      </mrow>
                      <mo stretchy="false">⋅</mo>
                      <msup>
                        <mi>j</mi>
                        <mrow>
                          <mo stretchy="false">−</mo>
                          <mi>s</mi>
                        </mrow>
                      </msup>
                      <mo stretchy="false">⋅</mo>
                      <mrow>
                        <mo fence="true" stretchy="false">(</mo>
                        <mrow>
                          <mrow>
                            <mfrac>
                              <mrow>
                                <mi>z</mi>
                                <mo stretchy="false">+</mo>
                                <mn>1</mn>
                              </mrow>
                              <mi>k</mi>
                            </mfrac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i>x</mi>
                          </mrow>
                        </mrow>
                      </mrow>
                      <mo fence="true" stretchy="false">)</mo>
                    </mrow>
                    <mtext>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((1-(1+x)^{1-s})%zeta(s))^z]_n = 1 + f_1( n,1+x ) " where " f_k(n,j) = left lbrace
  stack {
    t_x(j)  cdot j^-s cdot ({z+1}over k-1)(1+f_{k+1}(n over j, 1+x))+f_k(n,j+x) " if" n&gt;=j#
    0"                                                                                    if"n&lt;j
  }
right none
</annotation>
  </semantics>
</math>
</file>

<file path=Object 32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n>2</mn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sub>
          <mi>f</mi>
          <mi>z</mi>
        </msub>
      </mrow>
      <mrow>
        <mo fence="true" stretchy="false">(</mo>
        <mrow>
          <mrow>
            <mi>n</mi>
            <mi>,</mi>
            <mn>2</mn>
          </mrow>
        </mrow>
        <mo fence="true" stretchy="false">)</mo>
      </mrow>
      <mtext> where </mtext>
      <msub>
        <mi>f</mi>
        <mi>z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i>n</mi>
                                </mrow>
                                <mrow>
                                  <mi>log</mi>
                                  <mi>j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row>
                          <mrow>
                            <mo fence="true" stretchy="false">(</mo>
                            <mrow>
                              <mrow>
                                <mi>j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  <mi>k</mi>
                        </mrow>
                      </msup>
                      <mo stretchy="false">⋅</mo>
                      <msup>
                        <mi>j</mi>
                        <mrow>
                          <mrow>
                            <mo stretchy="false">−</mo>
                            <mi>s</mi>
                          </mrow>
                          <mi>k</mi>
                        </mrow>
                      </msup>
                      <mo stretchy="false">⋅</mo>
                      <msub>
                        <mi>f</mi>
                        <mrow>
                          <mi>z</mi>
                          <mo stretchy="false">−</mo>
                          <mi>k</mi>
                        </mrow>
                      </msub>
                    </mrow>
                    <mrow>
                      <mo fence="true" stretchy="false">(</mo>
                      <mrow>
                        <mrow>
                          <mfrac>
                            <mi>n</mi>
                            <msup>
                              <mi>j</mi>
                              <mi>k</mi>
                            </msup>
                          </mfrac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""[((1-2^{1-s})%zeta(s))^z]_n =f_z(n, 2) " where " 
 f_z(n,j) = left lbrace
  stack {
    sum from k = 0 to lfloor {log n}over{ log j} rfloor ( binom{z}{k} ) cdot (-1)^{(j+1) k} cdot j^{-s k} cdot f_{z-k}(n over j^k,j+1) "      if" n&gt;=j#
   1 "                                                                  if" n&lt;j
  }
right none

</annotation>
  </semantics>
</math>
</file>

<file path=Object 4/content.xml><?xml version="1.0" encoding="utf-8"?>
<math xmlns="http://www.w3.org/1998/Math/MathML" display="block">
  <semantics>
    <mrow>
      <msub>
        <mi>E</mi>
        <mrow>
          <mi>k</mi>
          <mi>,</mi>
          <mi>x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E</mi>
            <mrow>
              <mrow>
                <mi>k</mi>
                <mo stretchy="false">−</mo>
                <mn>1,</mn>
              </mrow>
              <mi>x</mi>
            </mrow>
          </msub>
        </mrow>
      </mrow>
      <mrow>
        <mrow>
          <mo fence="true" stretchy="false">(</mo>
          <mrow>
            <mfrac>
              <mi>n</mi>
              <mi>j</mi>
            </mfrac>
          </mrow>
          <mo fence="true" stretchy="false">)</mo>
        </mrow>
        <mo stretchy="false">−</mo>
        <mrow>
          <mi>x</mi>
          <mo stretchy="false">⋅</mo>
          <msub>
            <mi>E</mi>
            <mrow>
              <mi>k</mi>
              <mi>,</mi>
              <mi>x</mi>
            </mrow>
          </msub>
        </mrow>
      </mrow>
      <mrow>
        <mo fence="true" stretchy="false">(</mo>
        <mrow>
          <mfrac>
            <mi>n</mi>
            <mrow>
              <mi>j</mi>
              <mo stretchy="false">⋅</mo>
              <mi>x</mi>
            </mrow>
          </mfrac>
        </mrow>
        <mo fence="true" stretchy="false">)</mo>
      </mrow>
    </mrow>
    <annotation encoding="StarMath 5.0">E_{k,x}(n) = 
sum from j = 1 to n  E_{k-1,x}(n over j) - x cdot E_{k,x}(n over {j cdot x})</annotation>
  </semantics>
</math>
</file>

<file path=Object 5/content.xml><?xml version="1.0" encoding="utf-8"?>
<math xmlns="http://www.w3.org/1998/Math/MathML" display="block">
  <semantics>
    <mrow>
      <msub>
        <mi>E</mi>
        <mrow>
          <mi>z</mi>
          <mi>,</mi>
          <mi>x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i>E</mi>
        <mrow>
          <mi>k</mi>
          <mi>,</mi>
          <mi>x</mi>
        </mrow>
      </msub>
      <mi>'</mi>
      <mrow>
        <mo fence="true" stretchy="false">(</mo>
        <mrow>
          <mi>n</mi>
        </mrow>
        <mo fence="true" stretchy="false">)</mo>
      </mrow>
    </mrow>
    <annotation encoding="StarMath 5.0">E_{z,x}(n) = sum from k = 0 ( binom{z}{k} )E_{ k,x }'( n )
</annotation>
  </semantics>
</math>
</file>

<file path=Object 6/content.xml><?xml version="1.0" encoding="utf-8"?>
<math xmlns="http://www.w3.org/1998/Math/MathML" display="block">
  <semantics>
    <mrow>
      <msub>
        <mi>E</mi>
        <mrow>
          <mi>log</mi>
          <mi>,</mi>
          <mi>x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i>k</mi>
            </mfrac>
          </mrow>
          <mo stretchy="false">⋅</mo>
          <msub>
            <mi>E</mi>
            <mrow>
              <mi>k</mi>
              <mi>,</mi>
              <mi>x</mi>
            </mrow>
          </msub>
        </mrow>
      </mrow>
      <mi>'</mi>
      <mrow>
        <mo fence="true" stretchy="false">(</mo>
        <mrow>
          <mi>n</mi>
        </mrow>
        <mo fence="true" stretchy="false">)</mo>
      </mrow>
    </mrow>
    <annotation encoding="StarMath 5.0">E_{log,x}(n) = sum from k = 1 { (-1)^{k+1} over k } cdot E_{ k,x }'( n )
</annotation>
  </semantics>
</math>
</file>

<file path=Object 7/content.xml><?xml version="1.0" encoding="utf-8"?>
<math xmlns="http://www.w3.org/1998/Math/MathML" display="block">
  <semantics>
    <mrow>
      <msub>
        <mi>E</mi>
        <mrow>
          <mi>log</mi>
          <mi>,</mi>
          <mi>x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b>
        <mi>E</mi>
        <mrow>
          <mi>z</mi>
          <mi>,</mi>
          <mi>x</mi>
        </mrow>
      </msub>
      <mrow>
        <mo fence="true" stretchy="false">(</mo>
        <mrow>
          <mi>n</mi>
        </mrow>
        <mo fence="true" stretchy="false">)</mo>
      </mrow>
    </mrow>
    <annotation encoding="StarMath 5.0">E_{log,x}(n) = lim from {z rightarrow 0}{} partial over {partial z} E_{ z,x }( n )
</annotation>
  </semantics>
</math>
</file>

<file path=Object 8/content.xml><?xml version="1.0" encoding="utf-8"?>
<math xmlns="http://www.w3.org/1998/Math/MathML" display="block">
  <semantics>
    <mrow>
      <msub>
        <mi>E</mi>
        <mrow>
          <mi>z</mi>
          <mi>,</mi>
          <mi>x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o fence="true" stretchy="false">(</mo>
        <mrow>
          <mtable>
            <mtr>
              <mtd>
                <mi>z</mi>
              </mtd>
            </mtr>
            <mtr>
              <mtd>
                <mi>j</mi>
              </mtd>
            </mtr>
          </mtable>
        </mrow>
        <mo fence="true" stretchy="false">)</mo>
      </mrow>
      <msup>
        <mi>x</mi>
        <mi>j</mi>
      </msup>
      <msub>
        <mi>D</mi>
        <mi>z</mi>
      </msub>
      <mrow>
        <mo fence="true" stretchy="false">(</mo>
        <mrow>
          <mfrac>
            <mi>n</mi>
            <msup>
              <mi>x</mi>
              <mi>j</mi>
            </msup>
          </mfrac>
        </mrow>
        <mo fence="true" stretchy="false">)</mo>
      </mrow>
    </mrow>
    <annotation encoding="StarMath 5.0">E_{z,x}(n) = sum from j = 0 (-1)^j (binom{z}{j})x^j D_z(n over x^j)</annotation>
  </semantics>
</math>
</file>

<file path=Object 9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o fence="true" stretchy="false">(</mo>
        <mrow>
          <mtable>
            <mtr>
              <mtd>
                <mrow>
                  <mo stretchy="false">−</mo>
                  <mi>z</mi>
                </mrow>
              </mtd>
            </mtr>
            <mtr>
              <mtd>
                <mi>j</mi>
              </mtd>
            </mtr>
          </mtable>
        </mrow>
        <mo fence="true" stretchy="false">)</mo>
      </mrow>
      <msup>
        <mi>x</mi>
        <mi>j</mi>
      </msup>
      <msub>
        <mi>E</mi>
        <mrow>
          <mi>z</mi>
          <mi>,</mi>
          <mi>x</mi>
        </mrow>
      </msub>
      <mrow>
        <mo fence="true" stretchy="false">(</mo>
        <mrow>
          <mfrac>
            <mi>n</mi>
            <msup>
              <mi>x</mi>
              <mi>j</mi>
            </msup>
          </mfrac>
        </mrow>
        <mo fence="true" stretchy="false">)</mo>
      </mrow>
    </mrow>
    <annotation encoding="StarMath 5.0">D_z(n) = sum from j = 0 (-1)^j (binom{-z}{j})x^j E_{z,x}(n over x^j)</annotation>
  </semantics>
</math>
</file>